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12pt" officeooo:rsid="000277b5" officeooo:paragraph-rsid="000277b5" style:font-size-asian="12pt" style:font-size-complex="12pt"/>
    </style:style>
    <style:style style:name="P2" style:family="paragraph" style:parent-style-name="Standard">
      <style:text-properties style:font-name="Arial" fo:font-size="12pt" officeooo:rsid="000277b5" officeooo:paragraph-rsid="000277b5" style:font-size-asian="12pt" style:font-size-complex="12pt"/>
    </style:style>
    <style:style style:name="P3" style:family="paragraph" style:parent-style-name="Standard">
      <style:text-properties style:font-name="Arial" fo:font-size="12pt" officeooo:rsid="0002786d" officeooo:paragraph-rsid="0002786d" style:font-size-asian="12pt" style:font-size-complex="12pt"/>
    </style:style>
    <style:style style:name="P4" style:family="paragraph" style:parent-style-name="Standard">
      <style:text-properties style:font-name="Arial" fo:font-size="12pt" officeooo:rsid="0003f115" officeooo:paragraph-rsid="0003f115" style:font-size-asian="12pt" style:font-size-complex="12pt"/>
    </style:style>
    <style:style style:name="P5" style:family="paragraph" style:parent-style-name="Standard">
      <style:text-properties style:font-name="Arial" fo:font-size="12pt" officeooo:rsid="0005720a" officeooo:paragraph-rsid="0005720a" style:font-size-asian="12pt" style:font-size-complex="12pt"/>
    </style:style>
    <style:style style:name="P6" style:family="paragraph" style:parent-style-name="Standard">
      <style:text-properties style:font-name="Arial" fo:font-size="12pt" officeooo:rsid="000724a2" officeooo:paragraph-rsid="0008256a" style:font-size-asian="12pt" style:font-size-complex="12pt"/>
    </style:style>
    <style:style style:name="P7" style:family="paragraph" style:parent-style-name="Standard">
      <style:text-properties style:font-name="Arial" fo:font-size="12pt" officeooo:rsid="0008256a" officeooo:paragraph-rsid="0008256a" style:font-size-asian="12pt" style:font-size-complex="12pt"/>
    </style:style>
    <style:style style:name="P8" style:family="paragraph" style:parent-style-name="Standard">
      <style:text-properties style:font-name="Arial" fo:font-size="12pt" officeooo:rsid="0008256a" officeooo:paragraph-rsid="00095f10" style:font-size-asian="12pt" style:font-size-complex="12pt"/>
    </style:style>
    <style:style style:name="P9" style:family="paragraph" style:parent-style-name="Standard">
      <style:text-properties style:font-name="Arial" fo:font-size="12pt" officeooo:rsid="0008813c" officeooo:paragraph-rsid="0008813c" style:font-size-asian="12pt" style:font-size-complex="12pt"/>
    </style:style>
    <style:style style:name="P10" style:family="paragraph" style:parent-style-name="Standard">
      <style:paragraph-properties fo:text-align="center" style:justify-single-word="false"/>
      <style:text-properties style:font-name="Arial" fo:font-size="12pt" fo:font-weight="bold" officeooo:rsid="0002786d" officeooo:paragraph-rsid="0002786d" style:font-size-asian="12pt" style:font-weight-asian="bold" style:font-size-complex="12pt" style:font-weight-complex="bold"/>
    </style:style>
    <style:style style:name="P11" style:family="paragraph" style:parent-style-name="Text_20_body">
      <style:paragraph-properties fo:margin-left="0in" fo:margin-right="0in" fo:text-align="center" style:justify-single-word="false" fo:orphans="2" fo:widows="2" fo:text-indent="0in" style:auto-text-indent="false"/>
      <style:text-properties style:font-name="Arial" fo:font-size="12pt" fo:font-weight="bold" officeooo:rsid="000277b5" officeooo:paragraph-rsid="000277b5" style:font-size-asian="12pt" style:font-weight-asian="bold" style:font-size-complex="12pt" style:font-weight-complex="bold"/>
    </style:style>
    <style:style style:name="P12" style:family="paragraph" style:parent-style-name="Text_20_body">
      <style:paragraph-properties fo:margin-left="0in" fo:margin-right="0in" fo:orphans="2" fo:widows="2" fo:text-indent="0in" style:auto-text-indent="false"/>
      <style:text-properties officeooo:paragraph-rsid="000277b5"/>
    </style:style>
    <style:style style:name="P13" style:family="paragraph" style:parent-style-name="Text_20_body">
      <style:text-properties officeooo:rsid="000277b5" officeooo:paragraph-rsid="000277b5"/>
    </style:style>
    <style:style style:name="P14" style:family="paragraph" style:parent-style-name="Text_20_body">
      <style:text-properties fo:font-variant="normal" fo:text-transform="none" fo:color="#202122" loext:opacity="100%" style:font-name="Arial" fo:font-size="12pt" fo:letter-spacing="normal" fo:font-style="normal" fo:font-weight="normal" officeooo:paragraph-rsid="000277b5" style:font-size-asian="12pt" style:font-size-complex="12pt"/>
    </style:style>
    <style:style style:name="P15" style:family="paragraph" style:parent-style-name="Heading_20_3" style:list-style-name="L3">
      <style:paragraph-properties fo:margin-left="0in" fo:margin-right="0in" fo:margin-top="0in" fo:margin-bottom="0in" style:contextual-spacing="false" fo:line-height="160%" fo:text-align="center"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P16" style:family="paragraph" style:parent-style-name="Standard" style:list-style-name="L5">
      <style:text-properties style:font-name="Arial" fo:font-size="12pt" officeooo:rsid="0002786d" officeooo:paragraph-rsid="0002786d" style:font-size-asian="12pt" style:font-size-complex="12pt"/>
    </style:style>
    <style:style style:name="P17" style:family="paragraph" style:parent-style-name="Standard" style:list-style-name="L5">
      <style:text-properties style:font-name="Arial" fo:font-size="12pt" officeooo:rsid="0003f115" officeooo:paragraph-rsid="0003f115" style:font-size-asian="12pt" style:font-size-complex="12pt"/>
    </style:style>
    <style:style style:name="P18" style:family="paragraph" style:parent-style-name="Standard" style:list-style-name="L5">
      <style:text-properties style:font-name="Arial" fo:font-size="12pt" officeooo:rsid="0005720a" officeooo:paragraph-rsid="0005720a" style:font-size-asian="12pt" style:font-size-complex="12pt"/>
    </style:style>
    <style:style style:name="P19" style:family="paragraph" style:parent-style-name="Standard" style:list-style-name="L6">
      <style:text-properties style:font-name="Arial" fo:font-size="12pt" officeooo:rsid="0005720a" officeooo:paragraph-rsid="0005720a" style:font-size-asian="12pt" style:font-size-complex="12pt"/>
    </style:style>
    <style:style style:name="P20" style:family="paragraph" style:parent-style-name="Standard" style:list-style-name="L6">
      <style:text-properties style:font-name="Arial" fo:font-size="12pt" officeooo:rsid="000724a2" officeooo:paragraph-rsid="000724a2" style:font-size-asian="12pt" style:font-size-complex="12pt"/>
    </style:style>
    <style:style style:name="P21" style:family="paragraph" style:parent-style-name="Standard" style:list-style-name="L6">
      <style:text-properties style:font-name="Arial" fo:font-size="12pt" officeooo:rsid="000724a2" officeooo:paragraph-rsid="0008256a" style:font-size-asian="12pt" style:font-size-complex="12pt"/>
    </style:style>
    <style:style style:name="P22" style:family="paragraph" style:parent-style-name="Standard" style:list-style-name="L7">
      <style:text-properties style:font-name="Arial" fo:font-size="12pt" officeooo:rsid="0008256a" officeooo:paragraph-rsid="0008256a" style:font-size-asian="12pt" style:font-size-complex="12pt"/>
    </style:style>
    <style:style style:name="P23" style:family="paragraph" style:parent-style-name="Standard" style:list-style-name="L7">
      <style:text-properties style:font-name="Arial" fo:font-size="12pt" officeooo:rsid="0008256a" officeooo:paragraph-rsid="000ff40d" style:font-size-asian="12pt" style:font-size-complex="12pt"/>
    </style:style>
    <style:style style:name="P24" style:family="paragraph" style:parent-style-name="Standard" style:list-style-name="L9">
      <style:text-properties style:font-name="Arial" fo:font-size="12pt" officeooo:rsid="0008256a" officeooo:paragraph-rsid="0008256a" style:font-size-asian="12pt" style:font-size-complex="12pt"/>
    </style:style>
    <style:style style:name="P25" style:family="paragraph" style:parent-style-name="Standard" style:list-style-name="L9">
      <style:text-properties style:font-name="Arial" fo:font-size="12pt" officeooo:rsid="0008256a" officeooo:paragraph-rsid="001341af" style:font-size-asian="12pt" style:font-size-complex="12pt"/>
    </style:style>
    <style:style style:name="P26" style:family="paragraph" style:parent-style-name="Standard" style:list-style-name="L8">
      <style:text-properties style:font-name="Arial" fo:font-size="12pt" officeooo:rsid="0008813c" officeooo:paragraph-rsid="0008813c" style:font-size-asian="12pt" style:font-size-complex="12pt"/>
    </style:style>
    <style:style style:name="P27" style:family="paragraph" style:parent-style-name="Standard" style:list-style-name="L9">
      <style:text-properties style:font-name="Arial" fo:font-size="12pt" officeooo:rsid="0008813c" officeooo:paragraph-rsid="001341af" style:font-size-asian="12pt" style:font-size-complex="12pt"/>
    </style:style>
    <style:style style:name="P28" style:family="paragraph" style:parent-style-name="Standard" style:list-style-name="L8">
      <style:text-properties style:font-name="Arial" fo:font-size="12pt" officeooo:rsid="00095f10" officeooo:paragraph-rsid="00095f10" style:font-size-asian="12pt" style:font-size-complex="12pt"/>
    </style:style>
    <style:style style:name="P29" style:family="paragraph" style:parent-style-name="Standard" style:list-style-name="L8">
      <style:text-properties style:font-name="Arial" fo:font-size="12pt" officeooo:rsid="000adda0" officeooo:paragraph-rsid="000adda0" style:font-size-asian="12pt" style:font-size-complex="12pt"/>
    </style:style>
    <style:style style:name="P30" style:family="paragraph" style:parent-style-name="Standard" style:list-style-name="L8">
      <style:text-properties style:font-name="Arial" fo:font-size="12pt" officeooo:rsid="000ca05a" officeooo:paragraph-rsid="000ca05a" style:font-size-asian="12pt" style:font-size-complex="12pt"/>
    </style:style>
    <style:style style:name="P31" style:family="paragraph" style:parent-style-name="Standard" style:list-style-name="L8">
      <style:text-properties style:font-name="Arial" fo:font-size="12pt" officeooo:rsid="000d681a" officeooo:paragraph-rsid="000d681a" style:font-size-asian="12pt" style:font-size-complex="12pt"/>
    </style:style>
    <style:style style:name="P32" style:family="paragraph" style:parent-style-name="Standard" style:list-style-name="L9">
      <style:text-properties style:font-name="Arial" fo:font-size="12pt" officeooo:rsid="001341af" officeooo:paragraph-rsid="001341af" style:font-size-asian="12pt" style:font-size-complex="12pt"/>
    </style:style>
    <style:style style:name="P33" style:family="paragraph" style:parent-style-name="Standard" style:list-style-name="L9">
      <style:text-properties style:font-name="Arial" fo:font-size="12pt" officeooo:rsid="0013cba9" officeooo:paragraph-rsid="0013cba9" style:font-size-asian="12pt" style:font-size-complex="12pt"/>
    </style:style>
    <style:style style:name="P34" style:family="paragraph" style:parent-style-name="Standard" style:list-style-name="L9">
      <style:text-properties style:font-name="Arial" fo:font-size="12pt" officeooo:rsid="0013cba9" officeooo:paragraph-rsid="00148d2a" style:font-size-asian="12pt" style:font-size-complex="12pt"/>
    </style:style>
    <style:style style:name="P35" style:family="paragraph" style:parent-style-name="Standard" style:list-style-name="L6">
      <style:text-properties style:font-name="Arial" fo:font-size="12pt" officeooo:paragraph-rsid="0005720a"/>
    </style:style>
    <style:style style:name="P36" style:family="paragraph" style:parent-style-name="Text_20_body" style:list-style-name="L1">
      <style:paragraph-properties fo:margin-top="0in" fo:margin-bottom="0in" style:contextual-spacing="false" fo:orphans="2" fo:widows="2" fo:padding="0in" fo:border="none"/>
      <style:text-properties fo:font-variant="normal" fo:text-transform="none" fo:color="#202122" loext:opacity="100%" style:font-name="Arial" fo:font-size="12pt" fo:letter-spacing="normal" fo:font-style="normal" fo:font-weight="normal" style:font-size-asian="12pt" style:font-size-complex="12pt"/>
    </style:style>
    <style:style style:name="P37" style:family="paragraph" style:parent-style-name="Text_20_body" style:list-style-name="L2">
      <style:paragraph-properties fo:margin-top="0in" fo:margin-bottom="0in" style:contextual-spacing="false" fo:orphans="2" fo:widows="2" fo:padding="0in" fo:border="none"/>
      <style:text-properties fo:font-variant="normal" fo:text-transform="none" fo:color="#202122" loext:opacity="100%" style:font-name="Arial" fo:font-size="12pt" fo:letter-spacing="normal" fo:font-style="normal" fo:font-weight="normal" style:font-size-asian="12pt" style:font-size-complex="12pt"/>
    </style:style>
    <style:style style:name="P38" style:family="paragraph" style:parent-style-name="Text_20_body" style:list-style-name="L4">
      <style:paragraph-properties fo:margin-top="0in" fo:margin-bottom="0in" style:contextual-spacing="false" fo:orphans="2" fo:widows="2" fo:padding="0in" fo:border="none"/>
      <style:text-properties fo:font-variant="normal" fo:text-transform="none" fo:color="#202122" loext:opacity="100%" style:font-name="Arial" fo:font-size="12pt" fo:letter-spacing="normal" fo:font-style="normal" fo:font-weight="normal" style:font-size-asian="12pt" style:font-size-complex="12pt"/>
    </style:style>
    <style:style style:name="P39" style:family="paragraph" style:parent-style-name="Text_20_body" style:list-style-name="L1">
      <style:paragraph-properties fo:margin-top="0in" fo:margin-bottom="0in" style:contextual-spacing="false" fo:orphans="2" fo:widows="2" fo:padding="0in" fo:border="none"/>
      <style:text-properties fo:font-variant="normal" fo:text-transform="none" fo:color="#202122" loext:opacity="100%" style:font-name="Arial" fo:font-size="12pt" fo:letter-spacing="normal" fo:font-style="normal" fo:font-weight="normal" officeooo:rsid="000ca05a" officeooo:paragraph-rsid="000ca05a" style:font-size-asian="12pt" style:font-size-complex="12pt"/>
    </style:style>
    <style:style style:name="P40" style:family="paragraph" style:parent-style-name="Text_20_body" style:list-style-name="L1">
      <style:paragraph-properties fo:margin-top="0in" fo:margin-bottom="0in" style:contextual-spacing="false" fo:orphans="2" fo:widows="2" fo:padding="0in" fo:border="none"/>
    </style:style>
    <style:style style:name="T1" style:family="text">
      <style:text-properties officeooo:rsid="000277b5"/>
    </style:style>
    <style:style style:name="T2" style:family="text">
      <style:text-properties fo:font-style="italic" style:font-style-asian="italic" style:font-style-complex="italic"/>
    </style:style>
    <style:style style:name="T3" style:family="text">
      <style:text-properties fo:font-variant="normal" fo:text-transform="none" fo:color="#202122" loext:opacity="100%" style:font-name="Arial"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5" style:family="text">
      <style:text-properties fo:font-variant="normal" fo:text-transform="none" fo:color="#202122" loext:opacity="100%" style:font-name="Arial" fo:font-size="12pt" fo:letter-spacing="normal" fo:font-style="italic" fo:font-weight="normal" style:font-size-asian="12pt" style:font-size-complex="12pt"/>
    </style:style>
    <style:style style:name="T6" style:family="text">
      <style:text-properties fo:font-variant="normal" fo:text-transform="none" fo:color="#3366bb" loext:opacity="1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7" style:family="text">
      <style:text-properties fo:font-variant="normal" fo:text-transform="none" fo:color="#0645ad"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loext:opacity="100%" fo:letter-spacing="normal" fo:font-style="normal" fo:font-weight="normal"/>
    </style:style>
    <style:style style:name="T9" style:family="text">
      <style:text-properties officeooo:rsid="0002786d"/>
    </style:style>
    <style:style style:name="T10" style:family="text">
      <style:text-properties officeooo:rsid="0002786d" style:font-style-asian="normal" style:font-style-complex="normal"/>
    </style:style>
    <style:style style:name="T11" style:family="text">
      <style:text-properties officeooo:rsid="0003f115"/>
    </style:style>
    <style:style style:name="T12" style:family="text">
      <style:text-properties officeooo:rsid="0005720a"/>
    </style:style>
    <style:style style:name="T13" style:family="text">
      <style:text-properties officeooo:rsid="0005dc23"/>
    </style:style>
    <style:style style:name="T14" style:family="text">
      <style:text-properties officeooo:rsid="000724a2"/>
    </style:style>
    <style:style style:name="T15" style:family="text">
      <style:text-properties officeooo:rsid="000724a2" style:font-size-asian="12pt" style:font-size-complex="12pt"/>
    </style:style>
    <style:style style:name="T16" style:family="text">
      <style:text-properties officeooo:rsid="0005720a" style:font-size-asian="12pt" style:font-size-complex="12pt"/>
    </style:style>
    <style:style style:name="T17" style:family="text">
      <style:text-properties officeooo:rsid="0005dc23" style:font-size-asian="12pt" style:font-size-complex="12pt"/>
    </style:style>
    <style:style style:name="T18" style:family="text">
      <style:text-properties officeooo:rsid="0008256a"/>
    </style:style>
    <style:style style:name="T19" style:family="text">
      <style:text-properties officeooo:rsid="00095f10"/>
    </style:style>
    <style:style style:name="T20" style:family="text">
      <style:text-properties officeooo:rsid="000adda0"/>
    </style:style>
    <style:style style:name="T21" style:family="text">
      <style:text-properties officeooo:rsid="000ca05a"/>
    </style:style>
    <style:style style:name="T22" style:family="text">
      <style:text-properties officeooo:rsid="000d681a"/>
    </style:style>
    <style:style style:name="T23" style:family="text">
      <style:text-properties officeooo:rsid="000ff40d"/>
    </style:style>
    <style:style style:name="T24" style:family="text">
      <style:text-properties officeooo:rsid="0011f455"/>
    </style:style>
    <style:style style:name="T25" style:family="text">
      <style:text-properties officeooo:rsid="001341af"/>
    </style:style>
    <style:style style:name="T26" style:family="text">
      <style:text-properties officeooo:rsid="0008813c"/>
    </style:style>
    <style:style style:name="T27" style:family="text">
      <style:text-properties officeooo:rsid="0013cba9"/>
    </style:style>
    <style:style style:name="T28" style:family="text">
      <style:text-properties officeooo:rsid="00148d2a"/>
    </style:style>
    <style:style style:name="T29" style:family="text">
      <style:text-properties officeooo:rsid="001516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min-label-distance="0.079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ack documentation</text:p>
      <text:p text:style-name="P1">version 0.3<text:span text:style-name="T24">3</text:span></text:p>
      <text:p text:style-name="P2"/>
      <text:p text:style-name="P13"><text:span text:style-name="T3">Listack</text:span><text:span text:style-name="T4"> is an experiment in making a symmetric, stackless, stack-based, concatenative language. <text:s/>Listack was inspired by both </text:span><text:a xlink:type="simple" xlink:href="https://concatenative.org/wiki/view/Factor" text:style-name="Internet_20_link" text:visited-style-name="Visited_20_Internet_20_Link">Factor</text:a><text:span text:style-name="T6"> </text:span><text:span text:style-name="T4">and </text:span><text:a xlink:type="simple" xlink:href="https://esolangs.org/wiki/Falsish" text:style-name="Internet_20_link" text:visited-style-name="Visited_20_Internet_20_Link">Falsish</text:a><text:span text:style-name="T7"> </text:span><text:span text:style-name="T4">, which is itself a variant of </text:span><text:a xlink:type="simple" xlink:href="https://esolangs.org/wiki/False" text:style-name="Internet_20_link" text:visited-style-name="Visited_20_Internet_20_Link">False</text:a><text:span text:style-name="T7"> </text:span><text:span text:style-name="T4">inspired by </text:span><text:a xlink:type="simple" xlink:href="https://esolangs.org/wiki/Fish" text:style-name="Internet_20_link" text:visited-style-name="Visited_20_Internet_20_Link">fish</text:a><text:span text:style-name="T7"> </text:span><text:span text:style-name="T4">&gt;&lt;&gt;. <text:s/>Listack is </text:span><text:span text:style-name="T5">symmetric </text:span><text:span text:style-name="T4">in that most command words are available in a prefix, infix, and postfix form. <text:s/>The user can choose which forms to use, and can thus mimic </text:span><text:a xlink:type="simple" xlink:href="https://esolangs.org/wiki/Lisp" text:style-name="Internet_20_link" text:visited-style-name="Visited_20_Internet_20_Link">Lisp</text:a><text:span text:style-name="T7"> </text:span><text:span text:style-name="T4">(prefix), </text:span><text:a xlink:type="simple" xlink:href="https://esolangs.org/wiki/Forth" text:style-name="Internet_20_link" text:visited-style-name="Visited_20_Internet_20_Link">Forth</text:a><text:span text:style-name="T7"> </text:span><text:span text:style-name="T4">(postfix), or use a mix of all three forms in the style of most imperative languages. <text:s/>The prefix and infix forms are created from the base postfix form by meta-programming. <text:s/>Listack is </text:span><text:span text:style-name="T5">stackless </text:span><text:span text:style-name="T4">in that the implementation is very nearly a Turing machine, with a stack for past data, the current command, and then a queue for future commands. <text:s/>Commands are read from the front of the queue, and the data computed by these commands is pushed onto the stack, creating, in effect, an infinite tape. <text:s/>As such, the language is implemented as a simple loop with no recursion and no return stack. <text:s/>Calls to functions ("words") merely place the function definition on the front of the command queue. <text:s/>Loops are implemented by repeatedly pushing the body of the loop back onto the front of the command queue. <text:s/></text:span><text:span text:style-name="T5">Concatenative </text:span><text:span text:style-name="T4">languages, which are normally stack-based, are similar to many functional languages in that function composition is accomplished by typing one command after another. <text:s/>The output from one word is the input to the next word via the data stack, much like the *nix pipe ("|") command.</text:span></text:p>
      <text:p text:style-name="P12"><text:span text:style-name="T4">Listack is a pun on List and Stack based programming. It was created by </text:span><text:a xlink:type="simple" xlink:href="https://esolangs.org/wiki/User:McChuck" text:style-name="Internet_20_link" text:visited-style-name="Visited_20_Internet_20_Link">McChuck</text:a><text:span text:style-name="T7"> </text:span><text:span text:style-name="T4">and implemented in Python 3.10 in January 2023.</text:span></text:p>
      <text:p text:style-name="P11">Features</text:p>
      <text:p text:style-name="P14"><text:span text:style-name="T1">Commands are called words in the concatenative tradition. Every instruction is a word, and every word is an instruction. <text:s/></text:span>Most Listack words are available in prefix, infix, and postfix variants. <text:s/>By convention, the prefix variant ends with ":" and the postfix begins with ".". <text:s/>Commands are implemented as postfix, with the variants constructed using metaprogramming. <text:s/>After all, the only difference between these commands, other than their tokens, is the order in which the operands appear.</text:p>
      <text:list xml:id="list1443953412" text:style-name="L1">
        <text:list-item>
          <text:p text:style-name="P36">Prefix +: 1 2</text:p>
        </text:list-item>
        <text:list-item>
          <text:p text:style-name="P36">Infix 1 + 2</text:p>
        </text:list-item>
        <text:list-item>
          <text:p text:style-name="P36">Postfix 1 2 .+</text:p>
        </text:list-item>
        <text:list-item>
          <text:p text:style-name="P36"><text:span text:style-name="T12">T</text:span>he data types are INT, FLOAT, STR, LIST, BLOCK, BOOL, and WORD</text:p>
        </text:list-item>
        <text:list-item>
          <text:p text:style-name="P39">Comma “,” is treated as white space.</text:p>
        </text:list-item>
        <text:list-item>
          <text:p text:style-name="P39">Floating point numbers contain a period. <text:s/></text:p>
        </text:list-item>
        <text:list-item>
          <text:p text:style-name="P39">Words beginning with a period must be separated from numbers by white space.</text:p>
        </text:list-item>
        <text:list-item>
          <text:p text:style-name="P36">Numbers are immutable and pushed onto the stack.</text:p>
        </text:list-item>
        <text:list-item>
          <text:p text:style-name="P36">Strings are immutable and pushed onto the stack. Strings can be converted into lists and vice-versa.</text:p>
        </text:list-item>
        <text:list-item>
          <text:p text:style-name="P36">Sequences (lists and blocks) are mutable and pushed onto the stack. There is very little practical difference between a list and a block in the language implementation. As <text:soft-page-break/>the saying goes, "It's all just data." <text:s/><text:span text:style-name="T9">Blocks are executed when called, while Lists are pushed to the stack.</text:span></text:p>
        </text:list-item>
        <text:list-item>
          <text:p text:style-name="P36">Lists "[ ]" contain data (which can include words).</text:p>
        </text:list-item>
        <text:list-item>
          <text:p text:style-name="P36">Blocks "{ }" contain words (which can include data), and serve as lambda function expressions. The traditional concatenative programming term "quotation" is eschewed in favor of "block", as in code block, thus the curly braces.</text:p>
        </text:list-item>
        <text:list-item>
          <text:p text:style-name="P36">Words execute their function definitions.</text:p>
        </text:list-item>
        <text:list-item>
          <text:p text:style-name="P36">Both local and global variables are available.</text:p>
        </text:list-item>
        <text:list-item>
          <text:p text:style-name="P36">Local variables A..Z are always available and initialized to "".</text:p>
        </text:list-item>
        <text:list-item>
          <text:p text:style-name="P36">Global "side" stacks a..z are always available using push_ and pop_.</text:p>
        </text:list-item>
        <text:list-item>
          <text:p text:style-name="P36">Local variables can be created using "init".</text:p>
        </text:list-item>
        <text:list-item>
          <text:p text:style-name="P36">Global variables/functions can be created using "def".</text:p>
        </text:list-item>
        <text:list-item>
          <text:p text:style-name="P36">Local variables place their contents onto the data stack.</text:p>
        </text:list-item>
        <text:list-item>
          <text:p text:style-name="P36">Global functions place their definition at the front of the command queue.</text:p>
        </text:list-item>
        <text:list-item>
          <text:p text:style-name="P36">Functions definitions can examined and altered with "get" and "set", and variable contents can be executed with "call".</text:p>
        </text:list-item>
        <text:list-item>
          <text:p text:style-name="P36">Variables are referenced by name, and act as words.</text:p>
        </text:list-item>
        <text:list-item>
          <text:p text:style-name="P36">Variable names cannot begin with a number or reserved character.</text:p>
        </text:list-item>
        <text:list-item>
          <text:p text:style-name="P36">"." can only appear at the beginning of a word. (Floats, of course, contain a period by definition.)</text:p>
        </text:list-item>
        <text:list-item>
          <text:p text:style-name="P36">“:" can only appear at the end of a word.</text:p>
        </text:list-item>
        <text:list-item>
          <text:p text:style-name="P36">Variables can be addressed with "get" and "set".</text:p>
        </text:list-item>
        <text:list-item>
          <text:p text:style-name="P36">@varname is shorthand for "get", while $varname is shorthand for "set".</text:p>
        </text:list-item>
        <text:list-item>
          <text:p text:style-name="P40"><text:span text:style-name="T4">Scope is administered manually using </text:span><text:a xlink:type="simple" xlink:href="https://esolangs.org/wiki/Fish" text:style-name="Internet_20_link" text:visited-style-name="Visited_20_Internet_20_Link"><text:span text:style-name="T7">fish</text:span></text:a><text:span text:style-name="T4"> inspired "(" and ")" commands.</text:span></text:p>
        </text:list-item>
        <text:list-item>
          <text:p text:style-name="P36">"n (" removes n items from the top of the data stack, creates a local scope, initializes local variables A..Z, sets the values of A..N to the items taken from the stack, creates a new data stack (saving the old one for later use), and pushes the n items onto the new stack.</text:p>
        </text:list-item>
        <text:list-item>
          <text:p text:style-name="P36">")" copies all remaining items on the current stack onto the old stack, then clears and deletes the current data stack and local variable set.</text:p>
        </text:list-item>
        <text:list-item>
          <text:p text:style-name="P36">Yes, this means there is a stack of stacks. Yes, you can manually save and restore the data stack.</text:p>
        </text:list-item>
        <text:list-item>
          <text:p text:style-name="P36">The data stack is implemented as a deque (double ended queue). It is reversible and rotatable.</text:p>
        </text:list-item>
        <text:list-item>
          <text:p text:style-name="P36">Control flow, other than the execution of words one by one, is accomplished with a series of more and more complex functions based on ? (choose) and ! (do).</text:p>
        </text:list-item>
        <text:list-item>
          <text:p text:style-name="P36">{condition}{true}{false}.? --&gt; based on the boolean result of "condition", ? deletes either the "false" (if true) or "true" (if false) block (or word).</text:p>
        </text:list-item>
        <text:list-item>
          <text:p text:style-name="P36">{condition} {do if true} {do if false} .if --&gt; .if is actually implemented as .?.!</text:p>
        </text:list-item>
        <text:list-item>
          <text:p text:style-name="P36">while: {condition} {body} --&gt; "cont" and "break" are available in the body of a while loop.</text:p>
        </text:list-item>
        <text:list-item>
          <text:p text:style-name="P36"><text:span text:style-name="T12">[</text:span>list of data to act upon] {body of words to execute} .each --&gt; applies body to each element of the data list.</text:p>
        </text:list-item>
        <text:list-item>
          <text:p text:style-name="P36"><text:soft-page-break/>[data to act upon] map {words to execute} --&gt; differs from "each" in that the results are collected into a list.</text:p>
        </text:list-item>
        <text:list-item>
          <text:p text:style-name="P36">n times {words to execute} --&gt; counts down from integer n to 0. The current value of n is stored on side stack t.</text:p>
        </text:list-item>
        <text:list-item>
          <text:p text:style-name="P36">[{initialize} {incremental change} {exit condition}] {body} .for --&gt; the current counter is stored on side stack f.</text:p>
        </text:list-item>
        <text:list-item>
          <text:p text:style-name="P36">A rather long list of command words is available. Not every possible function has been implemented, as the language is intended as an experiment and proof of concept.</text:p>
        </text:list-item>
        <text:list-item>
          <text:p text:style-name="P36">Listack is by no means efficient. It is parsed and interpreted using a couple thousand lines of Python 3.10 code.</text:p>
        </text:list-item>
      </text:list>
      <text:list xml:id="list1586951980" text:style-name="L2">
        <text:list-header>
          <text:p text:style-name="P37"/>
        </text:list-header>
      </text:list>
      <text:list xml:id="list2004577064" text:style-name="L3">
        <text:list-item>
          <text:list>
            <text:list-item>
              <text:list>
                <text:list-header>
                  <text:h text:style-name="P15" text:outline-level="3"><text:bookmark text:name="Meta_programming"/>Meta programming</text:h>
                </text:list-header>
              </text:list>
            </text:list-item>
          </text:list>
        </text:list-item>
      </text:list>
      <text:list xml:id="list2268327917" text:style-name="L4">
        <text:list-item>
          <text:p text:style-name="P38">Meta programming is used to create the pre- and infix variants and also to copy and move words around in the control flow words. Meta programming is fully available to the user.</text:p>
        </text:list-item>
        <text:list-item>
          <text:p text:style-name="P38">[num_past, num_future, "pattern"] _meta_ --&gt; Pop a number of items from the stack and the queue, and apply them using "pattern" to the front of the queue.</text:p>
        </text:list-item>
        <text:list-item>
          <text:p text:style-name="P38">#a .. #n applies items from the stack, in order a (lower in stack) to n (top of stack).</text:p>
        </text:list-item>
        <text:list-item>
          <text:p text:style-name="P38">#A .. #N applies items from the queue in the same way.</text:p>
        </text:list-item>
        <text:list-item>
          <text:p text:style-name="P38">%a expands a sequence.</text:p>
        </text:list-item>
        <text:list-item>
          <text:p text:style-name="P38">#B0 takes the first item from the sequence denoted by B. Only one digit can be used, so you can only go 10 items deep into a sequence.</text:p>
        </text:list-item>
        <text:list-item>
          <text:p text:style-name="P38">.while <text:span text:style-name="T9">(postfix) </text:span>is implemented as: <text:span text:style-name="T2">[2, 0, "%a {%b begin_while #a #b .while} {nop} .if"]. <text:s/></text:span><text:span text:style-name="T10">Note that </text:span>"begin_while" is used by cont and break, and evaluates to nop (no operation / pass).</text:p>
        </text:list-item>
        <text:list-item>
          <text:p text:style-name="P38">while: <text:span text:style-name="T9">(prefix) </text:span>is implemented as: <text:span text:style-name="T2">\ .while _ins_f2</text:span> </text:p>
        </text:list-item>
        <text:list-item>
          <text:p text:style-name="P38">while <text:span text:style-name="T9">(infix) </text:span>is implemented as: <text:span text:style-name="T2">\ .while _ins_f1</text:span> </text:p>
        </text:list-item>
      </text:list>
      <text:p text:style-name="P2"/>
      <text:p text:style-name="P10">List of words</text:p>
      <text:p text:style-name="P10"/>
      <text:p text:style-name="P4">Postfix words begin with a period. <text:s/>Prefix words end with a colon. <text:s/>Infix and immediate words don’t have punctuation.</text:p>
      <text:p text:style-name="P4"/>
      <text:p text:style-name="P3">Stack manipulation</text:p>
      <text:list xml:id="list2963025503" text:style-name="L5">
        <text:list-item>
          <text:p text:style-name="P16">drop deletes the item on the top of stack (TOS). <text:s/>This is written in stack effect notation as: <text:tab/>a b c d <text:span text:style-name="T11">drop </text:span>→ a b c</text:p>
        </text:list-item>
        <text:list-item>
          <text:p text:style-name="P16">dup <text:tab/>a b c d <text:span text:style-name="T11">dup </text:span>→ a b c d d<text:tab/><text:span text:style-name="T11">duplicate TOS</text:span></text:p>
        </text:list-item>
        <text:list-item>
          <text:p text:style-name="P16">swap <text:tab/>a b c d <text:span text:style-name="T11">swap </text:span>→ a b d c<text:tab/><text:span text:style-name="T11">swap top two items</text:span></text:p>
        </text:list-item>
        <text:list-item>
          <text:p text:style-name="P16">roll <text:tab/>a b c d <text:span text:style-name="T11">roll </text:span>→ a c d b<text:tab/><text:span text:style-name="T11">rotate top three items</text:span></text:p>
        </text:list-item>
        <text:list-item>
          <text:p text:style-name="P16">over <text:tab/>a b c d <text:span text:style-name="T11">over </text:span>→ a b c d c<text:tab/><text:span text:style-name="T11">copy the second item from top</text:span></text:p>
        </text:list-item>
        <text:list-item>
          <text:p text:style-name="P17">reverse <text:tab/>a b c d e reverse → e d c b a<text:tab/>reverse entire list</text:p>
        </text:list-item>
        <text:list-item>
          <text:p text:style-name="P17">.rot_r <text:span text:style-name="T13">r</text:span>ot_r:<text:tab/>a b c d e 2 .rot_r → d e a b c<text:tab/>rotate entire stack right n places</text:p>
        </text:list-item>
        <text:list-item>
          <text:p text:style-name="P17">.rot_l rot_l:<text:tab/>a b c d e rot_l: 2 → c d e a b<text:tab/>rotate entire stack left n places</text:p>
        </text:list-item>
        <text:list-item>
          <text:p text:style-name="P17">depth<text:tab/>a b c d depth → a b c d 4<text:tab/>puts the number of stack items on TOS</text:p>
        </text:list-item>
        <text:list-item>
          <text:p text:style-name="P17"><text:soft-page-break/>save_stack<text:tab/>save the stack to memory</text:p>
        </text:list-item>
        <text:list-item>
          <text:p text:style-name="P17">restore_stack<text:tab/>restore the last saved stack. <text:s/>Overwrites current stack</text:p>
        </text:list-item>
        <text:list-item>
          <text:p text:style-name="P17">push_n<text:tab/>a b c d <text:span text:style-name="T12">21 </text:span>push_a → a b c<text:line-break/> pushes TOS onto side stack n, where n is a letter a..z</text:p>
        </text:list-item>
        <text:list-item>
          <text:p text:style-name="P18">copy_n<text:tab/>a b c d copy_a → a b c d 21<text:line-break/>copies TOS of side stack n (a..z) to TOS</text:p>
        </text:list-item>
        <text:list-item>
          <text:p text:style-name="P17">pop_n<text:tab/><text:tab/>a b c d pop_<text:span text:style-name="T12">a</text:span> → a b c d <text:span text:style-name="T12">21</text:span><text:line-break/> <text:span text:style-name="T12">copies and deletes </text:span>the top item of side stack a..z <text:span text:style-name="T12">and puts it on TOS</text:span></text:p>
        </text:list-item>
        <text:list-item>
          <text:p text:style-name="P18">depth_n<text:tab/>a b c d depth_a → a b c d 0<text:line-break/>puts the number of item sin side stack n (a..z) on TOS</text:p>
        </text:list-item>
      </text:list>
      <text:p text:style-name="P5"/>
      <text:p text:style-name="P5">Math functions</text:p>
      <text:list xml:id="list808344357" text:style-name="L6">
        <text:list-item>
          <text:p text:style-name="P19">.<text:span text:style-name="T13">+ +: +<text:tab/><text:tab/>1 2 .+ → 3</text:span></text:p>
        </text:list-item>
        <text:list-item>
          <text:p text:style-name="P19">.- -: -<text:tab/><text:tab/><text:span text:style-name="T13">2 - 1 → 1</text:span></text:p>
        </text:list-item>
        <text:list-item>
          <text:p text:style-name="P19">.* *: *<text:tab/><text:tab/>*: <text:span text:style-name="T13">3 2 → 6</text:span></text:p>
        </text:list-item>
        <text:list-item>
          <text:p text:style-name="P19">./ /: /<text:tab/><text:tab/><text:span text:style-name="T13">5 / 2 → 2.5</text:span></text:p>
        </text:list-item>
        <text:list-item>
          <text:p text:style-name="P19">.// //: //<text:tab/><text:tab/><text:span text:style-name="T13">5 2 .// → 2<text:tab/>integer division</text:span></text:p>
        </text:list-item>
        <text:list-item>
          <text:p text:style-name="P19">.% %: % .<text:span text:style-name="T13">mod mod: mod<text:tab/>5 % 2 → 1<text:tab/>modulus (remainder)</text:span></text:p>
        </text:list-item>
        <text:list-item>
          <text:p text:style-name="P19">./% /%: /% .<text:span text:style-name="T13">divmod divmod: divmod<text:tab/>5 /% 2 → 2 1<text:tab/> <text:s/>integer division with remainder</text:span></text:p>
        </text:list-item>
        <text:list-item>
          <text:p text:style-name="P19">.<text:span text:style-name="T13">^ ^: ^ .pow pow: pow<text:tab/>2 ^ 3 → 8<text:tab/>raise a to power b</text:span></text:p>
        </text:list-item>
        <text:list-item>
          <text:p text:style-name="P19">.<text:span text:style-name="T13">^/ ^/: ^/ .root root: root<text:tab/>root: 8 3 → 2<text:tab/><text:tab/>b’th root of a</text:span></text:p>
        </text:list-item>
        <text:list-item>
          <text:p text:style-name="P19">.<text:span text:style-name="T13">sqrt sqrt:<text:tab/>4 .sqrt → 2<text:tab/>square root</text:span></text:p>
        </text:list-item>
        <text:list-item>
          <text:p text:style-name="P19">.<text:span text:style-name="T14">sqr sqr:<text:tab/>3 .sqr → 9<text:tab/>square</text:span></text:p>
        </text:list-item>
        <text:list-item>
          <text:p text:style-name="P19">.<text:span text:style-name="T13">log log: log<text:tab/>100 10 .log → 2<text:tab/>logarithm of a with base b</text:span></text:p>
        </text:list-item>
        <text:list-item>
          <text:p text:style-name="P19">.<text:span text:style-name="T13">ln ln:<text:tab/><text:tab/>10.ln → 2.302<text:tab/>natural log of a</text:span></text:p>
        </text:list-item>
        <text:list-item>
          <text:p text:style-name="P35"><text:span text:style-name="T16">.</text:span><text:span text:style-name="T17">exp exp:<text:tab/>exp:2.302 → 10<text:tab/>e to the power a, </text:span><text:span text:style-name="T15">reverse of ln</text:span></text:p>
        </text:list-item>
        <text:list-item>
          <text:p text:style-name="P19">.<text:span text:style-name="T14">sin sin:<text:tab/>sin: 0→ 0<text:tab/>sine </text:span><text:span text:style-name="T18">from radians</text:span></text:p>
        </text:list-item>
        <text:list-item>
          <text:p text:style-name="P19">.<text:span text:style-name="T14">cos cos:<text:tab/>pi .cos → 1<text:tab/>cosine </text:span><text:span text:style-name="T18">from radians</text:span></text:p>
        </text:list-item>
        <text:list-item>
          <text:p text:style-name="P19">.<text:span text:style-name="T14">tan tan:<text:tab/>0.785 .tan → 1<text:tab/>tangent </text:span><text:span text:style-name="T18">from radians</text:span></text:p>
        </text:list-item>
        <text:list-item>
          <text:p text:style-name="P20">.<text:span text:style-name="T18">deg&gt;rad deg&gt;rad:<text:tab/>90 .deg&gt;rad → 1.570<text:tab/>convert degrees to radians</text:span></text:p>
        </text:list-item>
        <text:list-item>
          <text:p text:style-name="P20">.<text:span text:style-name="T18">rad&gt;deg rad&gt;deg:<text:tab/>1.570 .rad&gt;deg → 90<text:tab/>convert radians to degrees</text:span></text:p>
        </text:list-item>
        <text:list-item>
          <text:p text:style-name="P21">pi<text:tab/><text:tab/>pi → <text:span text:style-name="T8">3.141592653589793</text:span><text:tab/><text:tab/>push value of pi to TOS</text:p>
        </text:list-item>
      </text:list>
      <text:p text:style-name="P6"/>
      <text:p text:style-name="P7">Boolean logic</text:p>
      <text:list xml:id="list3074496368" text:style-name="L7">
        <text:list-item>
          <text:p text:style-name="P22">False, false, FALSE, F, f<text:tab/>Boolean False (also 0 and empty List/Block/String)</text:p>
        </text:list-item>
        <text:list-item>
          <text:p text:style-name="P22">True, true, TRUE, T, t<text:tab/>Boolean True (also anything that isn’t False)</text:p>
        </text:list-item>
        <text:list-item>
          <text:p text:style-name="P22">.&lt; &lt;: &lt;<text:tab/><text:tab/>less than</text:p>
        </text:list-item>
        <text:list-item>
          <text:p text:style-name="P22">.&gt; &gt;: &gt;<text:tab/><text:tab/>greater than</text:p>
        </text:list-item>
        <text:list-item>
          <text:p text:style-name="P22">.&lt;= &lt;=: &lt;= .!&gt; !&gt;: !&gt;<text:tab/>less than or equals (not greater than)</text:p>
        </text:list-item>
        <text:list-item>
          <text:p text:style-name="P22">.&gt;= &gt;=: &gt;= .!&lt; !&lt;: !&lt;<text:tab/>greater than or equals (not less than)</text:p>
        </text:list-item>
        <text:list-item>
          <text:p text:style-name="P22">.= =: =<text:tab/><text:tab/>equals</text:p>
        </text:list-item>
        <text:list-item>
          <text:p text:style-name="P22">.!<text:span text:style-name="T23">= !=: !=</text:span><text:tab/>not equals</text:p>
        </text:list-item>
        <text:list-item>
          <text:p text:style-name="P23">.<text:span text:style-name="T23">not not:</text:span><text:tab/><text:tab/>not</text:p>
        </text:list-item>
        <text:list-item>
          <text:p text:style-name="P22">.<text:span text:style-name="T23">and and: and<text:tab/>and</text:span></text:p>
        </text:list-item>
        <text:list-item>
          <text:p text:style-name="P22">.<text:span text:style-name="T23">or or: or<text:tab/><text:tab/>or</text:span></text:p>
        </text:list-item>
        <text:list-item>
          <text:p text:style-name="P22">.<text:span text:style-name="T23">xor xor: xor<text:tab/><text:tab/>xor</text:span></text:p>
        </text:list-item>
      </text:list>
      <text:p text:style-name="P7"/>
      <text:p text:style-name="P9">Blocks, lists, variables, scope, side stacks</text:p>
      <text:list xml:id="list3170613824" text:style-name="L8">
        <text:list-item>
          <text:p text:style-name="P26"><text:soft-page-break/>{a b c}<text:tab/><text:tab/>Block of words, anonymous (lambda) function. <text:s/><text:span text:style-name="T20">By itself, </text:span><text:span text:style-name="T21">p</text:span><text:span text:style-name="T20">ushed to the stack. <text:s/>Can be called or done.</text:span></text:p>
        </text:list-item>
        <text:list-item>
          <text:p text:style-name="P26">[1 2 3] <text:tab/>List of data. <text:s/><text:span text:style-name="T20">Pushed to the stack. <text:s/></text:span><text:span text:style-name="T21">Can be called or done.</text:span></text:p>
        </text:list-item>
        <text:list-item>
          <text:p text:style-name="P26">`word<text:tab/><text:tab/>shorthand for {word}</text:p>
        </text:list-item>
        <text:list-item>
          <text:p text:style-name="P26">\ word<text:tab/><text:tab/>ignore the following word and push it to the stack <text:span text:style-name="T21">for later use</text:span></text:p>
        </text:list-item>
        <text:list-item>
          <text:p text:style-name="P26">.init init<text:tab/>a “varname” .init<text:tab/>create local variable and store value</text:p>
        </text:list-item>
        <text:list-item>
          <text:p text:style-name="P28">init: “varname” value<text:tab/>note swapped arguments</text:p>
        </text:list-item>
        <text:list-item>
          <text:p text:style-name="P26">.def def<text:tab/>{a b c} “funcname” .def<text:tab/>create global function and store value</text:p>
        </text:list-item>
        <text:list-item>
          <text:p text:style-name="P29">def: “funcname” {words}<text:tab/>note swapped arguments</text:p>
        </text:list-item>
        <text:list-item>
          <text:p text:style-name="P26">varname<text:tab/>get value, push it to TOS</text:p>
        </text:list-item>
        <text:list-item>
          <text:p text:style-name="P26">funcname<text:tab/>execute value by pushing it to the front of the command queue.</text:p>
        </text:list-item>
        <text:list-item>
          <text:p text:style-name="P26">.get get:<text:tab/>“name” .get<text:tab/><text:tab/>get referenced value, <text:span text:style-name="T19">push to TOS</text:span></text:p>
        </text:list-item>
        <text:list-item>
          <text:p text:style-name="P26">.<text:span text:style-name="T19">set set<text:tab/>value set “name”<text:tab/>set a variable/function value</text:span></text:p>
        </text:list-item>
        <text:list-item>
          <text:p text:style-name="P28">set:<text:tab/><text:tab/>set: “name” value<text:tab/>note the swapped arguments</text:p>
        </text:list-item>
        <text:list-item>
          <text:p text:style-name="P28">.call call:<text:tab/>execute referenced value by putting it on front of command queue</text:p>
        </text:list-item>
        <text:list-item>
          <text:p text:style-name="P29">@varname<text:tab/>synonym for “name”.get</text:p>
        </text:list-item>
        <text:list-item>
          <text:p text:style-name="P29">$varname<text:tab/>synonym for “name”.set</text:p>
        </text:list-item>
        <text:list-item>
          <text:p text:style-name="P29">.<text:span text:style-name="T25">free free:<text:tab/>delete a variable</text:span></text:p>
        </text:list-item>
        <text:list-item>
          <text:p text:style-name="P30">Names may not start with a number. <text:s/>They may begin with a period, and may end with a colon. <text:s/>Names (other than built in functions) may not otherwise include the following characters: <text:s/>, ' ` " [ ] { } ( ) \ - # %</text:p>
        </text:list-item>
        <text:list-item>
          <text:p text:style-name="P31">Local variables A..Z are always available, and are initialized to “”.</text:p>
        </text:list-item>
        <text:list-item>
          <text:p text:style-name="P31">Local scope is invoked with ( and ). <text:s/></text:p>
        </text:list-item>
        <text:list-item>
          <text:p text:style-name="P31">n ( <text:s/>or <text:s/>(: n <text:tab/>Saves the stack, creates a new one, pops n items from the old stack onto the new one, initializes local variables A..Z, and assigns the popped values to A..N.</text:p>
        </text:list-item>
        <text:list-item>
          <text:p text:style-name="P31">) <text:tab/><text:tab/>pops the contents of the stack onto the old one, then deletes the current stack and restores the odl one with the new values added. <text:s/>IT also deletes the current local variable scope, restoring the previous one.</text:p>
        </text:list-item>
        <text:list-item>
          <text:p text:style-name="P31">Side stacks a..z are globally available.</text:p>
        </text:list-item>
        <text:list-item>
          <text:p text:style-name="P31">Side stacks are used with push_n, pop_n, copy_n and depth_n, where n is the side stack’s name. <text:s/>Several built in functions use some of the side stacks.</text:p>
        </text:list-item>
      </text:list>
      <text:p text:style-name="P8"/>
      <text:p text:style-name="P7">Control flow and higher functions</text:p>
      <text:list xml:id="list2584103638" text:style-name="L9">
        <text:list-item>
          <text:p text:style-name="P27"><text:span text:style-name="T24">exec: .exec</text:span><text:tab/><text:tab/>execute the item <text:span text:style-name="T25">or sequence</text:span> on TOS</text:p>
        </text:list-item>
        <text:list-item>
          <text:p text:style-name="P25"><text:span text:style-name="T24">choose: choose .choose</text:span><text:span text:style-name="T26"><text:tab/><text:tab/>bool ? {true} {false} → {true} or {false</text:span><text:span text:style-name="T24">}</text:span><text:span text:style-name="T26"><text:line-break/>“</text:span><text:span text:style-name="T21">bool” can be an item (“True”) or a sequence (“{0 .&gt;}”)</text:span></text:p>
        </text:list-item>
        <text:list-item>
          <text:p text:style-name="P25"><text:span text:style-name="T21">if: if .if<text:tab/><text:tab/></text:span><text:span text:style-name="T22">{boolean} {do if true} {do if false} .if<text:tab/>.</text:span><text:span text:style-name="T25">if =</text:span><text:span text:style-name="T22"> .</text:span><text:span text:style-name="T25">choose.exec</text:span></text:p>
        </text:list-item>
        <text:list-item>
          <text:p text:style-name="P24"><text:span text:style-name="T22">iff: iff .iff<text:tab/>{boolean} iff {do if true}<text:tab/><text:tab/><text:tab/>If and only if</text:span></text:p>
        </text:list-item>
        <text:list-item>
          <text:p text:style-name="P24"><text:span text:style-name="T25">i</text:span><text:span text:style-name="T22">f*: if* .if*<text:tab/>a if*: {bool} {true} {false} → {a true} or {false}</text:span></text:p>
        </text:list-item>
        <text:list-item>
          <text:p text:style-name="P24"><text:span text:style-name="T25">iff*: iff* .iff*</text:span><text:span text:style-name="T22"><text:tab/>a {bool} {true} .iff* → {a true} or nop</text:span></text:p>
        </text:list-item>
        <text:list-item>
          <text:p text:style-name="P32">while: while .while<text:tab/>{condition} {body} .while<text:tab/>do body while condition is true</text:p>
        </text:list-item>
        <text:list-item>
          <text:p text:style-name="P32">break<text:tab/><text:tab/>leave a while loop</text:p>
        </text:list-item>
        <text:list-item>
          <text:p text:style-name="P32">cont<text:tab/><text:tab/>restart a while loop</text:p>
        </text:list-item>
        <text:list-item>
          <text:p text:style-name="P32">begin_while<text:tab/>a marker for cont and break, automatically added to while loops</text:p>
        </text:list-item>
        <text:list-item>
          <text:p text:style-name="P32">exit<text:tab/><text:tab/>go to the next “end”</text:p>
        </text:list-item>
        <text:list-item>
          <text:p text:style-name="P32">end<text:tab/><text:tab/>marker for “exit”, automatically added to the end of code</text:p>
        </text:list-item>
        <text:list-item>
          <text:p text:style-name="P32">halt<text:tab/><text:tab/>immediately halt execution, automatically added to end of code</text:p>
        </text:list-item>
        <text:list-item>
          <text:p text:style-name="P32">nop<text:tab/><text:tab/>no operation</text:p>
        </text:list-item>
        <text:list-item>
          <text:p text:style-name="P32"><text:soft-page-break/>each: each .each<text:tab/>[list] {<text:span text:style-name="T27">instructions</text:span>} .each → <text:span text:style-name="T27">results</text:span><text:line-break/>apply <text:span text:style-name="T27">instructions</text:span> to each element in list, <text:span text:style-name="T27">in order, left to right</text:span></text:p>
          <text:p text:style-name="P33">uses side stack e</text:p>
        </text:list-item>
        <text:list-item>
          <text:p text:style-name="P34">map: map .map<text:tab/>[list] {instructions} .map → [results]<text:line-break/>like each, but collects results in a list<text:line-break/>uses <text:span text:style-name="T28">each (side stack e)</text:span></text:p>
        </text:list-item>
        <text:list-item>
          <text:p text:style-name="P33">times: times .times<text:tab/><text:tab/>n {instructions} .times → result<text:line-break/>executes instructions n times, n counts down to 0<text:line-break/>uses side stack <text:span text:style-name="T28">t</text:span> to store the current value of n</text:p>
        </text:list-item>
        <text:list-item>
          <text:p text:style-name="P34">for: for .for<text:tab/>[{initial state} {incremental change} {exit condition}] {body} .for<text:line-break/>executed body until exit condition is true, making incremental change to initial condition at the end of each loop<text:line-break/><text:span text:style-name="T28">uses side stack f</text:span></text:p>
        </text:list-item>
        <text:list-item>
          <text:p text:style-name="P34"><text:span text:style-name="T28">filter: filter .filter<text:tab/>[list] {condition} .filter → [filtered list]<text:line-break/>uses conditon to select items from list<text:line-break/>uses map and each (side stacks m and e)</text:span></text:p>
        </text:list-item>
        <text:list-item>
          <text:p text:style-name="P34"><text:span text:style-name="T28">total: total .total<text:tab/>[list] {action} .total → total of action applied to each element of list from left to right<text:tab/></text:span><text:span text:style-name="T29">[1 2 3 4] {.+} .total → 10 <text:s/>action must be postfix or immediate</text:span><text:span text:style-name="T28"><text:line-break/>uses each (side stack e)<text:line-break/><text:line-break/></text:span><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erif CJK HK" style:font-family-asian="'Noto Serif CJK H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style:font-family-complex="'Noto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06:21:19.690693012</meta:creation-date>
    <dc:date>2023-01-27T10:07:29.794580767</dc:date>
    <meta:editing-duration>PT1H44S</meta:editing-duration>
    <meta:editing-cycles>10</meta:editing-cycles>
    <meta:generator>LibreOffice/7.3.7.2$Linux_X86_64 LibreOffice_project/30$Build-2</meta:generator>
    <meta:document-statistic meta:table-count="0" meta:image-count="0" meta:object-count="0" meta:page-count="6" meta:paragraph-count="158" meta:word-count="2592" meta:character-count="13192" meta:non-whitespace-character-count="10821"/>
  </office:meta>
</office:document-meta>
</file>